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1253*"/>
    </style:style>
    <style:style style:name="Tableau34.B" style:family="table-column">
      <style:table-column-properties style:column-width="3.632cm" style:rel-column-width="2059*"/>
    </style:style>
    <style:style style:name="Tableau34.C" style:family="table-column">
      <style:table-column-properties style:column-width="3.759cm" style:rel-column-width="2131*"/>
    </style:style>
    <style:style style:name="Tableau34.D" style:family="table-column">
      <style:table-column-properties style:column-width="3.916cm" style:rel-column-width="2220*"/>
    </style:style>
    <style:style style:name="Tableau34.E" style:family="table-column">
      <style:table-column-properties style:column-width="3.484cm" style:rel-column-width="1975*"/>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1253*"/>
    </style:style>
    <style:style style:name="Tableau39.B" style:family="table-column">
      <style:table-column-properties style:column-width="3.632cm" style:rel-column-width="2059*"/>
    </style:style>
    <style:style style:name="Tableau39.C" style:family="table-column">
      <style:table-column-properties style:column-width="3.835cm" style:rel-column-width="2174*"/>
    </style:style>
    <style:style style:name="Tableau39.D" style:family="table-column">
      <style:table-column-properties style:column-width="3.96cm" style:rel-column-width="2245*"/>
    </style:style>
    <style:style style:name="Tableau39.E" style:family="table-column">
      <style:table-column-properties style:column-width="3.364cm" style:rel-column-width="1907*"/>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1253*"/>
    </style:style>
    <style:style style:name="Tableau41.B" style:family="table-column">
      <style:table-column-properties style:column-width="3.632cm" style:rel-column-width="2059*"/>
    </style:style>
    <style:style style:name="Tableau41.C" style:family="table-column">
      <style:table-column-properties style:column-width="3.872cm" style:rel-column-width="2195*"/>
    </style:style>
    <style:style style:name="Tableau41.D" style:family="table-column">
      <style:table-column-properties style:column-width="3.971cm" style:rel-column-width="2251*"/>
    </style:style>
    <style:style style:name="Tableau41.E" style:family="table-column">
      <style:table-column-properties style:column-width="3.316cm" style:rel-column-width="1880*"/>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Version minimale</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04/12/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7643312259375471050" text:style-name="L1">
        <text:list-item>
          <text:p text:style-name="P10">Introduction</text:p>
          <text:p text:style-name="P10"/>
          <text:p text:style-name="P14">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4"/>
        </text:list-item>
        <text:list-item>
          <text:p text:style-name="P10">Description de la procédure de test</text:p>
          <text:p text:style-name="P14"/>
          <text:p text:style-name="P14">L'implémentation du code source est validé par la réalisation et l'exécution des tests d'acceptation et des tests d'intégration. Les tests d'acceptation ont pour objectif de valider le fonctionnement global du projet. Dans la version minima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4">Les tests d'intégration, quant à eux, doivent tester la redirection des boutons des pages PHP vers d'autres pages.</text:p>
          <text:p text:style-name="P14"/>
        </text:list-item>
        <text:list-item>
          <text:p text:style-name="P10">Description des informations à enregistrer pour les tests</text:p>
          <text:p text:style-name="P10"/>
        </text:list-item>
      </text:list>
      <text:p text:style-name="P2"><text:tab/>3.1 Tests d'acceptation</text:p>
      <text:list xml:id="list33788004" text:continue-numbering="true" text:style-name="L1">
        <text:list-header>
          <text:p text:style-name="P10"/>
        </text:list-header>
      </text:list>
      <text:p text:style-name="P2"><text:tab/><text:tab/>3.1.1 Campagne de tests d'acceptation</text:p>
      <text:list xml:id="list4873689793236303820"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3771228" text:continue-numbering="true" text:style-name="L2">
        <text:list-item>
          <text:list>
            <text:list-item>
              <text:list>
                <text:list-header>
                  <text:p text:style-name="P11"/>
                </text:list-header>
              </text:list>
            </text:list-item>
          </text:list>
        </text:list-item>
      </text:list>
      <text:p text:style-name="P2"><text:soft-page-break/><text:tab/><text:tab/>3.1.2 Tests d'acceptation</text:p>
      <text:list xml:id="list33791434"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ext:soft-page-break/>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ext:soft-page-break/>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Descriptions des modules ne s'affichent pas</text:p>
          </table:table-cell>
          <table:table-cell table:style-name="Tableau4.A2" office:value-type="string">
            <text:p text:style-name="P5">KO</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ext:soft-page-break/>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ext:soft-page-break/>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172.19.181.1 :80</text:p>
          </table:table-cell>
          <table:table-cell table:style-name="Tableau44.A4" office:value-type="string">
            <text:p text:style-name="P5">Page web par défaut d'apache</text:p>
          </table:table-cell>
          <table:table-cell table:style-name="Tableau44.A2" office:value-type="string">
            <text:p text:style-name="P5"/>
          </table:table-cell>
          <table:table-cell table:style-name="Tableau44.A2" office:value-type="string">
            <text:p text:style-name="P5">NA</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text:soft-page-break/>172.19.181.4 -u root -proot </text:p>
          </table:table-cell>
          <table:table-cell table:style-name="Tableau45.A4" office:value-type="string">
            <text:p text:style-name="P5">Accès à mysql</text:p>
          </table:table-cell>
          <table:table-cell table:style-name="Tableau45.A2" office:value-type="string">
            <text:p text:style-name="P5"/>
          </table:table-cell>
          <table:table-cell table:style-name="Tableau45.A2" office:value-type="string">
            <text:p text:style-name="P5">NA</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
          </table:table-cell>
          <table:table-cell table:style-name="Tableau46.A2" office:value-type="string">
            <text:p text:style-name="P5">NA</text:p>
          </table:table-cell>
        </table:table-row>
      </table:table>
      <text:p text:style-name="P2"/>
      <text:list xml:id="list1069912487758617496" text:style-name="L3">
        <text:list-item>
          <text:list>
            <text:list-item>
              <text:p text:style-name="P12">Tests d'intégration</text:p>
            </text:list-item>
          </text:list>
        </text:list-item>
      </text:list>
      <text:p text:style-name="P2"/>
      <text:list xml:id="list33771450" text:continue-numbering="true" text:style-name="L3">
        <text:list-item>
          <text:list>
            <text:list-item>
              <text:list>
                <text:list-item>
                  <text:p text:style-name="P12">Campagnes des tests d'intégration</text:p>
                </text:list-item>
              </text:list>
            </text:list-item>
          </text:list>
        </text:list-item>
      </text:list>
      <text:list xml:id="list33776840" text:continue-list="list33791434"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3771610" text:continue-numbering="true" text:style-name="L2">
        <text:list-item>
          <text:list>
            <text:list-item>
              <text:list>
                <text:list-header>
                  <text:p text:style-name="P11"/>
                </text:list-header>
              </text:list>
            </text:list-item>
          </text:list>
        </text:list-item>
      </text:list>
      <text:p text:style-name="P2"><text:tab/><text:tab/>3.2.2 Tests d'intégration</text:p>
      <text:list xml:id="list33770463"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ext:soft-page-break/>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ext:soft-page-break/>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ext:soft-page-break/>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ext:soft-page-break/>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ext:soft-page-break/>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text:soft-page-break/>correspondent à aucun utilisateur enregistré dans la base de données</text:p>
          </table:table-cell>
          <table:table-cell table:style-name="Tableau34.A4" office:value-type="string">
            <text:p text:style-name="P5">Le page de connexion affiche <text:soft-page-break/>une erreur.</text:p>
          </table:table-cell>
          <table:table-cell table:style-name="Tableau34.A2" office:value-type="string">
            <text:p text:style-name="P5">La page de connexion affiche <text:soft-page-break/>une erreur</text:p>
          </table:table-cell>
          <table:table-cell table:style-name="Tableau34.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ext:soft-page-break/>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ext:p text:style-name="P2"/>
      <text:list xml:id="list3943955391516929837" text:style-name="L4">
        <text:list-item>
          <text:p text:style-name="P13">Conclusions</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2-04T13:53:31.50</dc:date>
    <meta:editing-duration>PT19H58M14S</meta:editing-duration>
    <meta:editing-cycles>455</meta:editing-cycles>
    <meta:generator>OpenOffice/4.1.12$Win32 OpenOffice.org_project/4112m1$Build-9809</meta:generator>
    <meta:document-statistic meta:table-count="48" meta:image-count="0" meta:object-count="0" meta:page-count="14" meta:paragraph-count="760" meta:word-count="3818" meta:character-count="23141"/>
  </office:meta>
</office:document-meta>
</file>